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30b7c" officeooo:paragraph-rsid="00030b7c"/>
    </style:style>
    <style:style style:name="P2" style:family="paragraph" style:parent-style-name="Standard">
      <style:paragraph-properties fo:text-align="justify" style:justify-single-word="false"/>
      <style:text-properties officeooo:rsid="00038717" officeooo:paragraph-rsid="00038717"/>
    </style:style>
    <style:style style:name="P3" style:family="paragraph" style:parent-style-name="Standard">
      <style:paragraph-properties fo:text-align="justify" style:justify-single-word="false"/>
      <style:text-properties officeooo:rsid="0005f911" officeooo:paragraph-rsid="0005f911"/>
    </style:style>
    <style:style style:name="P4" style:family="paragraph" style:parent-style-name="Standard">
      <style:paragraph-properties fo:text-align="justify" style:justify-single-word="false"/>
      <style:text-properties officeooo:rsid="00074272" officeooo:paragraph-rsid="00074272"/>
    </style:style>
    <style:style style:name="P5" style:family="paragraph" style:parent-style-name="Standard">
      <style:paragraph-properties fo:text-align="justify" style:justify-single-word="false"/>
      <style:text-properties officeooo:rsid="00085a5e"/>
    </style:style>
    <style:style style:name="P6" style:family="paragraph" style:parent-style-name="Standard">
      <style:paragraph-properties fo:text-align="justify" style:justify-single-word="false"/>
      <style:text-properties officeooo:rsid="00085a5e" officeooo:paragraph-rsid="00085a5e"/>
    </style:style>
    <style:style style:name="P7" style:family="paragraph" style:parent-style-name="Standard">
      <style:text-properties officeooo:rsid="00091584" officeooo:paragraph-rsid="00091584"/>
    </style:style>
    <style:style style:name="P8" style:family="paragraph" style:parent-style-name="Standard">
      <style:paragraph-properties fo:text-align="justify" style:justify-single-word="false"/>
      <style:text-properties officeooo:rsid="00091584" officeooo:paragraph-rsid="00091584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rsid="000ca071" officeooo:paragraph-rsid="000ca071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030b7c" officeooo:paragraph-rsid="00074272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030b7c" officeooo:paragraph-rsid="00030b7c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030b7c" officeooo:paragraph-rsid="0005f911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05f911" officeooo:paragraph-rsid="0005f911"/>
    </style:style>
    <style:style style:name="T1" style:family="text">
      <style:text-properties officeooo:rsid="00030b7c"/>
    </style:style>
    <style:style style:name="T2" style:family="text">
      <style:text-properties officeooo:rsid="00038717"/>
    </style:style>
    <style:style style:name="T3" style:family="text">
      <style:text-properties officeooo:rsid="00051500"/>
    </style:style>
    <style:style style:name="T4" style:family="text">
      <style:text-properties officeooo:rsid="0005f911"/>
    </style:style>
    <style:style style:name="T5" style:family="text">
      <style:text-properties officeooo:rsid="00074272"/>
    </style:style>
    <style:style style:name="T6" style:family="text">
      <style:text-properties officeooo:rsid="00079e68"/>
    </style:style>
    <style:style style:name="T7" style:family="text">
      <style:text-properties officeooo:rsid="00085a5e"/>
    </style:style>
    <style:style style:name="T8" style:family="text">
      <style:text-properties officeooo:rsid="0009f107"/>
    </style:style>
    <style:style style:name="T9" style:family="text">
      <style:text-properties style:text-underline-style="none"/>
    </style:style>
    <style:style style:name="T10" style:family="text">
      <style:text-properties officeooo:rsid="001084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e debe determinar el</text:span> <text:span text:style-name="T2">método</text:span> de <text:span text:style-name="T2">agregado</text:span> <text:span text:style-name="T2">que </text:span>se utilizar<text:span text:style-name="T2">á</text:span> <text:span text:style-name="T2">a la hora de crear el D</text:span>ata<text:span text:style-name="T2">S</text:span>et,</text:p>
      <text:p text:style-name="P1">se probaran <text:span text:style-name="T2">5</text:span> <text:span text:style-name="T2">métodos</text:span> y se <text:span text:style-name="T2">escogerá</text:span> el m<text:span text:style-name="T2">á</text:span>s eficiente en cuanto a tiempo <text:span text:style-name="T2">requerido para generarlo.</text:span></text:p>
      <text:p text:style-name="P2">Para esta prueba se <text:span text:style-name="T1">utiliz</text:span>ó<text:span text:style-name="T1"> un conjunto de datos de 5837 entradas con 12 features cada una, </text:span>número de features <text:span text:style-name="T3">cercano al </text:span>que hemos agarrado para trabajar en el modelo real de la aplicación, <text:span text:style-name="T3">ademas inicialmente todos los datos empiezan en una lista, de la misma manera que en el caso de la aplicación.</text:span></text:p>
      <text:p text:style-name="P1">Los <text:span text:style-name="T2">métodos</text:span> que se probaran <text:span text:style-name="T2">serán</text:span>:</text:p>
      <text:list xml:id="list3573197366" text:style-name="L1">
        <text:list-item>
          <text:p text:style-name="P11"><text:span text:style-name="T3">S</text:span>e crea el dataframe <text:span text:style-name="T3">df1 </text:span>vacio;<text:span text:style-name="T3"> de cada instancia de los datos, los features pasan a variables, con las cuales se crea un dataframe temporal, que se añade a df1 </text:span>utilizando el <text:span text:style-name="T3">método</text:span> .append</text:p>
        </text:list-item>
        <text:list-item>
          <text:p text:style-name="P11"><text:span text:style-name="T3">S</text:span>e crea el dataframe <text:span text:style-name="T3">df2 </text:span>vacio<text:span text:style-name="T3">; de cada instancia de los datos, los features pasan a variables que se colocan en una lista y son añadidos a df2 </text:span>utilizando el <text:span text:style-name="T3">método</text:span> .loc</text:p>
        </text:list-item>
        <text:list-item>
          <text:p text:style-name="P12"><text:span text:style-name="T3">S</text:span>e <text:span text:style-name="T4">crea una lista h vacia, y para cada instancia da la data, se crea un</text:span> diccionario, <text:span text:style-name="T4">el cual se va agregando a h, al momento que se acabe la data,</text:span> se <text:span text:style-name="T4">crea un</text:span> dataframe <text:span text:style-name="T5">df3</text:span> <text:span text:style-name="T4">con h.</text:span></text:p>
        </text:list-item>
        <text:list-item>
          <text:p text:style-name="P13"><text:span text:style-name="T3">S</text:span>e crea el dataframe <text:span text:style-name="T5">df4</text:span> vacio<text:span text:style-name="T3">; de cada instancia de la data, los features pasan a variables con las cuales se crea un dataframe temporal el cual se concatena con df4 por medio del método </text:span>.<text:span text:style-name="T4">concat</text:span></text:p>
        </text:list-item>
        <text:list-item>
          <text:p text:style-name="P14">Se crea una lista vacia para cada feature de la data, <text:span text:style-name="T5">y </text:span>para cada instancia <text:span text:style-name="T5">de los datos</text:span>, los <text:span text:style-name="T5">features</text:span> son añadidos a su lista correspondiente, al terminar de procesar las instancias, se procede a generar un diccionario con todas las listas, y con ese diccionario se genera el dataframe <text:span text:style-name="T5">df5.</text:span></text:p>
        </text:list-item>
      </text:list>
      <text:p text:style-name="P3"/>
      <text:p text:style-name="P4">Los resultados obtenidos fueron los siguientes:</text:p>
      <text:p text:style-name="P4"><text:tab/></text:p>
      <text:p text:style-name="P1"><text:tab/>Elapsed time for df1: 37.62561499100411</text:p>
      <text:p text:style-name="P1"><text:tab/>Elapsed time for df2: 54.648502455995185</text:p>
      <text:p text:style-name="P1"><text:tab/>Elapsed time for df3: 1.475749570003245</text:p>
      <text:p text:style-name="P1"><text:tab/>Elapsed time for df4: 41.45808374101762</text:p>
      <text:p text:style-name="P1"><text:tab/>Elapsed time for df5: 1.4480289449857082</text:p>
      <text:p text:style-name="P1"/>
      <text:p text:style-name="P4">Con estos resultados podemos ver que los métodos más eficientes son los que involucran listas y diccionarios, ya sea <text:span text:style-name="T7">por medio de </text:span>crear una lista de diccionarios como en df3 o un diccionario de listas como en df5. <text:s/><text:span text:style-name="T6">Comparativamente estos dos métodos superan infinitamente los otros tres, ya que mientras estos toman al rededor de 1.4 segundos, los otros llegan a tomar entre 37 y 54 segundos.</text:span></text:p>
      <text:p text:style-name="P4"/>
      <text:p text:style-name="P6">Ahora para definir cual de estos 2 métodos se utilizará, se determinará cual utiliza menos memoria, se hará por medio de la función de memory_usage_psutil(), la cual regresa la memoria total utilizada por el archivo en MB.</text:p>
      <text:p text:style-name="P6"/>
      <text:p text:style-name="P6"><text:tab/>Para el df3 se utiliza: 111.65234375 MB</text:p>
      <text:p text:style-name="P5"><text:tab/>Para el df5 se utiliza: 112.1328125 MB</text:p>
      <text:p text:style-name="P9"/>
      <text:p text:style-name="P8">Como puede observarse en los resultados, la diferencia entre un método y otro es menos de 1 MB, donde df3 usa menos memoria pero utiliza 0.03 segundos más, <text:span text:style-name="T8">y </text:span>df5 es 0.03 segundos mas rápido pero usa 0,5MB más.</text:p>
      <text:p text:style-name="P8"/>
      <text:p text:style-name="P10">Como ambos <text:span text:style-name="T9">métodos</text:span> son muy similares tanto en utilización de memoria como en tiempo de ejecución, se decidió escoger el de df<text:span text:style-name="T10">5</text:span> debido a que <text:span text:style-name="T10">permite con mayor facilidad, crear las bags of words de los campos tipo string, la cual es una lista de vectores, donde cada posición representa una palabra diferente y dependiendo si la instancia la tiene o no aparecerá en dicho vector un 0 o 1.</text:span></text:p>
      <text:p text:style-name="P9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la función se saco de: http://fa.bianp.net/blog/2013/different-ways-to-get-memory-consumption-or-lessons-learned-from-memory_profile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4:28:23.177570362</meta:creation-date>
    <dc:date>2020-01-13T16:16:50.562520565</dc:date>
    <meta:editing-duration>PT2H18M3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23" meta:word-count="554" meta:character-count="3219" meta:non-whitespace-character-count="2683"/>
  </office:meta>
</office:document-meta>
</file>